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Context.substituteUpdater( Updater originalUpdater , Updater newUpda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dContext.markClassMap( Class mapped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Context.pop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getBea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getBeanCreation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opEle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adContext.setXMLIntrospector( XMLIntrospector xml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clea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getParentDescri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Context.ReadContext( ReadContext read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dContext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Context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ushUpdater( Updater upda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setRootClass( Class roo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opulateAttributes( AttributeDescriptor [ ] attributeDescriptors ,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adContext.getCurrentDescri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Context.getXMLIntrosp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ReadContext( Context context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Context.pop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resolvePolymorphicType( ElementMapping mapp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eadContext.getActionMapp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ushMappingAction( MappingAction mapping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opMapping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ReadContext( BindingConfiguration bindingConfiguration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Context.push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currentMapping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Context.putBean( String id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getCurrentUpda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Context.getRoo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getLastMapped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dContext.ReadContext( Log log , BindingConfiguration bindingConfiguration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Context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text.pushElement( String elem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adContext.getCurren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